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99ccff" draw:marker-start-width="0.35cm" draw:marker-end-width="0.35cm" draw:fill="solid" draw:fill-color="#99ccff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2.877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width="0.1cm" draw:marker-start-width="0.35cm" draw:marker-end-width="0.35cm" draw:fill="hatch" draw:fill-hatch-name="Black_20_45_20_Degrees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="" draw:marker-start-width="0.35cm" draw:marker-end="Arrow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solid" draw:fill-color="#ffffff" fo:min-height="0.805cm"/>
    </style:style>
    <style:style style:name="gr7" style:family="graphic" style:parent-style-name="standard">
      <style:graphic-properties draw:stroke="none" svg:stroke-color="#000000" draw:fill="none" draw:fill-color="#ffffff" fo:min-height="1.439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28pt" fo:font-weight="bold" style:font-size-asian="28pt" style:font-size-complex="28pt"/>
    </style:style>
    <style:style style:name="P3" style:family="paragraph">
      <style:text-properties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family="'Times New Roman'" style:font-family-generic="roman" style:font-pitch="variable" fo:font-size="28pt" fo:font-weight="bold" style:font-size-asian="28pt" style:font-size-complex="28pt"/>
    </style:style>
    <style:style style:name="T2" style:family="text">
      <style:text-properties style:text-position="sub 58%" fo:font-family="'Times New Roman'" style:font-family-generic="roman" style:font-pitch="variable" fo:font-size="28pt" fo:font-weight="bold" style:font-size-asian="28pt" style:font-size-complex="28pt"/>
    </style:style>
    <style:style style:name="T3" style:family="text">
      <style:text-properties style:text-position="0% 100%" fo:font-family="'Times New Roman'" style:font-family-generic="roman" style:font-pitch="variable" fo:font-size="28pt" fo:font-weight="bold" style:font-size-asian="28pt" style:font-size-complex="28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olyline draw:style-name="gr1" draw:text-style-name="P1" draw:layer="layout" svg:width="12.563cm" svg:height="2.249cm" svg:x="1.636cm" svg:y="1.835cm" svg:viewBox="0 0 12564 2250" draw:points="0,25 6226,0 6226,2241 12564,2250">
            <text:p/>
          </draw:polyline>
          <draw:frame draw:style-name="gr2" draw:text-style-name="P2" draw:layer="layout" svg:width="1.708cm" svg:height="3.127cm" svg:x="1.45cm" svg:y="2.11cm">
            <draw:text-box>
              <text:p><text:span text:style-name="T1">Q</text:span><text:span text:style-name="T2">g</text:span></text:p>
              <text:p><text:span text:style-name="T3">S</text:span><text:span text:style-name="T2">g</text:span></text:p>
            </draw:text-box>
          </draw:frame>
          <draw:custom-shape draw:style-name="gr3" draw:text-style-name="P1" draw:layer="layout" svg:width="0.557cm" svg:height="0.096cm" draw:transform="rotate (-0.876329817427373) translate (10.086cm 2.94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4" draw:text-style-name="P1" draw:layer="layout" svg:width="14.611cm" svg:height="1.617cm" svg:x="0.187cm" svg:y="5.683cm">
            <text:p/>
          </draw:rect>
          <draw:line draw:style-name="gr5" draw:text-style-name="P1" draw:layer="layout" svg:x1="6.459cm" svg:y1="1.258cm" svg:x2="9.459cm" svg:y2="1.258cm">
            <text:p/>
          </draw:line>
          <draw:frame draw:style-name="gr6" draw:text-style-name="P3" draw:layer="layout" svg:width="1.323cm" svg:height="1.055cm" svg:x="7.46cm" svg:y="0.142cm">
            <draw:text-box>
              <text:p><text:span text:style-name="T4">s</text:span></text:p>
            </draw:text-box>
          </draw:frame>
          <draw:frame draw:style-name="gr7" draw:text-style-name="P2" draw:layer="layout" svg:width="3.364cm" svg:height="1.689cm" svg:x="11.545cm" svg:y="4.053cm">
            <draw:text-box>
              <text:p><text:span text:style-name="T1">Q</text:span><text:span text:style-name="T2">d <text:s/></text:span><text:span text:style-name="T3">S</text:span><text:span text:style-name="T2">d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45_20_Degrees" draw:display-name="Black 45 Degrees" draw:style="single" draw:color="#000000" draw:distance="0.2cm" draw:rotation="450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07T18:23:59.10</meta:creation-date>
    <dc:date>2018-11-16T16:40:56.38</dc:date>
    <meta:editing-duration>PT2H5M32S</meta:editing-duration>
    <meta:editing-cycles>12</meta:editing-cycles>
    <meta:generator>OpenOffice/4.1.3$Win32 OpenOffice.org_project/413m1$Build-9783</meta:generator>
    <meta:print-date>2011-01-10T18:18:52.37</meta:print-date>
    <dc:creator>Christophe Coulet</dc:creator>
    <meta:document-statistic meta:object-count="8"/>
  </office:meta>
</office:document-meta>
</file>